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37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12.3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67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6.437cm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6.817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oto Sans Mono CJK JP Regular1" fo:font-size="9pt" fo:font-style="normal" fo:text-shadow="none" style:text-underline-style="none" fo:font-weight="normal" style:letter-kerning="true" fo:background-color="transparent" style:font-name-asian="Noto Sans Mono CJK JP Regular1" style:font-size-asian="9pt" style:language-asian="ja" style:country-asian="JP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032cm" svg:height="1.016cm" svg:x="7.604cm" svg:y="3.54cm">
          <text:p text:style-name="P1">LF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032cm" svg:height="1.016cm" svg:x="7.604cm" svg:y="8.62cm">
          <text:p text:style-name="P1">Allpa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.558cm" svg:y1="9.128cm" svg:x2="21.961cm" svg:y2="9.128cm" draw:start-shape="id1" draw:start-glue-point="1" draw:end-shape="id2" draw:end-glue-point="6" svg:d="M20558 9128h1403" svg:viewBox="0 0 1404 1">
          <text:p/>
        </draw:connector>
        <draw:custom-shape draw:style-name="gr3" draw:text-style-name="P3" xml:id="id3" draw:id="id3" draw:layer="layout" svg:width="0.762cm" svg:height="0.762cm" draw:transform="rotate (1.5707963267949) translate (13.457cm 12.8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22.088cm" svg:y1="9.255cm" svg:x2="14.219cm" svg:y2="12.43cm" draw:start-shape="id2" draw:start-glue-point="8" draw:end-shape="id3" draw:end-glue-point="7" svg:d="M22088 9255v3175h-7869" svg:viewBox="0 0 7870 3176">
          <text:p/>
        </draw:connector>
        <draw:connector draw:style-name="gr2" draw:text-style-name="P2" draw:layer="layout" svg:x1="6.467cm" svg:y1="9.128cm" svg:x2="7.604cm" svg:y2="9.128cm" draw:start-shape="id4" draw:start-glue-point="1" draw:end-shape="id5" draw:end-glue-point="3" svg:d="M6467 9128h1137" svg:viewBox="0 0 1138 1">
          <text:p/>
        </draw:connector>
        <draw:connector draw:style-name="gr5" draw:text-style-name="P2" draw:layer="layout" svg:x1="8.62cm" svg:y1="4.556cm" svg:x2="8.62cm" svg:y2="5.445cm" draw:start-shape="id6" draw:start-glue-point="2" draw:end-shape="id7" draw:end-glue-point="4" svg:d="M8620 4556v889" svg:viewBox="0 0 1 890">
          <text:p/>
        </draw:connector>
        <draw:custom-shape draw:style-name="gr1" draw:text-style-name="P1" xml:id="id1" draw:id="id1" draw:layer="layout" svg:width="2.032cm" svg:height="1.016cm" svg:x="18.526cm" svg:y="8.62cm">
          <text:p text:style-name="P1">Allpas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335cm" svg:y1="9.128cm" svg:x2="15.224cm" svg:y2="9.128cm">
          <text:p/>
        </draw:line>
        <draw:line draw:style-name="gr6" draw:text-style-name="P2" draw:layer="layout" svg:x1="12.811cm" svg:y1="9.128cm" svg:x2="13.192cm" svg:y2="9.128cm">
          <text:p/>
        </draw:line>
        <draw:frame draw:style-name="gr7" draw:text-style-name="P4" draw:layer="layout" svg:width="1.137cm" svg:height="0.878cm" svg:x="13.198cm" svg:y="8.758cm">
          <draw:text-box>
            <text:p>...</text:p>
          </draw:text-box>
        </draw:frame>
        <draw:custom-shape draw:style-name="gr8" draw:text-style-name="P2" draw:layer="layout" svg:width="0.381cm" svg:height="12.948cm" draw:transform="rotate (1.5707963267949) translate (7.61cm 10.271cm)">
          <text:p/>
          <draw:enhanced-geometry svg:viewBox="0 0 21600 21600" draw:glue-points="21600 0 0 10800 21600 21600" draw:text-areas="13800 ?f9 21600 ?f10" draw:type="left-brace" draw:modifiers="826.4525271610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5" draw:layer="layout" svg:width="1.467cm" svg:height="0.721cm" svg:x="13.446cm" svg:y="10.271cm">
          <draw:text-box>
            <text:p><text:span text:style-name="T1">Stage</text:span></text:p>
          </draw:text-box>
        </draw:frame>
        <draw:custom-shape draw:style-name="gr10" draw:text-style-name="P6" xml:id="id2" draw:id="id2" draw:layer="layout" svg:width="0.254cm" svg:height="0.254cm" svg:x="21.96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11" draw:text-style-name="P3" draw:layer="layout" svg:width="0.762cm" svg:height="0.762cm" svg:x="5.705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832cm" svg:y1="9.128cm" svg:x2="6.34cm" svg:y2="9.128cm">
            <text:p/>
          </draw:line>
          <draw:line draw:style-name="gr6" draw:text-style-name="P2" draw:layer="layout" svg:x1="6.086cm" svg:y1="8.874cm" svg:x2="6.086cm" svg:y2="9.382cm">
            <text:p/>
          </draw:line>
        </draw:g>
        <draw:connector draw:style-name="gr2" draw:text-style-name="P2" draw:layer="layout" svg:x1="13.457cm" svg:y1="12.43cm" svg:x2="6.086cm" svg:y2="9.509cm" draw:start-shape="id3" draw:start-glue-point="4" draw:end-shape="id4" draw:end-glue-point="2" svg:d="M13457 12430h-7371v-2921" svg:viewBox="0 0 7372 2922">
          <text:p/>
        </draw:connector>
        <draw:frame draw:style-name="gr12" draw:text-style-name="P5" draw:layer="layout" svg:width="1.789cm" svg:height="0.721cm" svg:x="13.065cm" svg:y="12.811cm">
          <draw:text-box>
            <text:p><text:span text:style-name="T1">Feedback</text:span></text:p>
          </draw:text-box>
        </draw:frame>
        <draw:custom-shape draw:style-name="gr10" draw:text-style-name="P6" xml:id="id7" draw:id="id7" draw:layer="layout" svg:width="0.254cm" svg:height="0.254cm" svg:x="8.49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8.62cm" svg:y1="5.699cm" svg:x2="8.62cm" svg:y2="8.62cm" draw:start-shape="id7" draw:start-glue-point="8" draw:end-shape="id5" draw:end-glue-point="0" svg:d="M8620 5699v2921" svg:viewBox="0 0 1 2922">
          <text:p/>
        </draw:connector>
        <draw:line draw:style-name="gr6" draw:text-style-name="P2" draw:layer="layout" svg:x1="8.62cm" svg:y1="5.572cm" svg:x2="13.192cm" svg:y2="5.572cm">
          <text:p/>
        </draw:line>
        <draw:frame draw:style-name="gr7" draw:text-style-name="P4" draw:layer="layout" svg:width="1.137cm" svg:height="0.878cm" svg:x="13.198cm" svg:y="5.191cm">
          <draw:text-box>
            <text:p>...</text:p>
          </draw:text-box>
        </draw:frame>
        <draw:line draw:style-name="gr5" draw:text-style-name="P2" draw:layer="layout" svg:x1="14.335cm" svg:y1="5.572cm" svg:x2="16.24cm" svg:y2="5.572cm">
          <text:p/>
        </draw:line>
        <draw:line draw:style-name="gr2" draw:text-style-name="P2" draw:layer="layout" svg:x1="16.24cm" svg:y1="5.572cm" svg:x2="16.24cm" svg:y2="8.62cm">
          <text:p/>
        </draw:line>
        <draw:line draw:style-name="gr2" draw:text-style-name="P2" draw:layer="layout" svg:x1="22.215cm" svg:y1="9.128cm" svg:x2="23.231cm" svg:y2="9.128cm">
          <text:p/>
        </draw:line>
        <draw:frame draw:style-name="gr13" draw:text-style-name="P4" draw:layer="layout" svg:width="1.772cm" svg:height="0.878cm" svg:x="23.231cm" svg:y="8.631cm">
          <draw:text-box>
            <text:p>Output</text:p>
          </draw:text-box>
        </draw:frame>
        <draw:frame draw:style-name="gr14" draw:text-style-name="P5" draw:layer="layout" svg:width="9.511cm" svg:height="1.191cm" svg:x="15.526cm" svg:y="3.286cm">
          <draw:text-box>
            <text:p><text:span text:style-name="T2">LFO Output: Freq / (1 + index * </text:span><text:span text:style-name="T1">Spread) + Min</text:span></text:p>
            <text:p><text:span text:style-name="T1">LFO Phase : (L/R Offset) + index * (Cas. Offset) + Phase</text:span></text:p>
          </draw:text-box>
        </draw:frame>
        <draw:line draw:style-name="gr2" draw:text-style-name="P2" draw:layer="layout" svg:x1="4.181cm" svg:y1="9.128cm" svg:x2="5.705cm" svg:y2="9.128cm">
          <text:p/>
        </draw:line>
        <draw:frame draw:style-name="gr13" draw:text-style-name="P4" draw:layer="layout" svg:width="1.772cm" svg:height="0.878cm" svg:x="2.657cm" svg:y="8.62cm">
          <draw:text-box>
            <text:p>Input</text:p>
          </draw:text-box>
        </draw:frame>
        <draw:custom-shape draw:style-name="gr1" draw:text-style-name="P1" xml:id="id10" draw:id="id10" draw:layer="layout" svg:width="2.032cm" svg:height="1.016cm" svg:x="10.779cm" svg:y="3.54cm">
          <text:p text:style-name="P1">LFO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032cm" svg:height="1.016cm" svg:x="10.779cm" svg:y="8.62cm">
          <text:p text:style-name="P1">Allp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032cm" svg:height="1.016cm" svg:x="15.224cm" svg:y="8.62cm">
          <text:p text:style-name="P1">Allpa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256cm" svg:y1="9.128cm" svg:x2="18.526cm" svg:y2="9.128cm" draw:start-shape="id8" draw:start-glue-point="1" draw:end-shape="id1" svg:d="M17256 9128h1270" svg:viewBox="0 0 1271 1">
          <text:p/>
        </draw:connector>
        <draw:connector draw:style-name="gr2" draw:text-style-name="P2" draw:layer="layout" svg:x1="9.636cm" svg:y1="9.128cm" svg:x2="10.779cm" svg:y2="9.128cm" draw:start-shape="id5" draw:start-glue-point="1" draw:end-shape="id9" draw:end-glue-point="3" svg:d="M9636 9128h1143" svg:viewBox="0 0 1144 1">
          <text:p/>
        </draw:connector>
        <draw:frame draw:style-name="gr7" draw:text-style-name="P4" draw:layer="layout" svg:width="1.137cm" svg:height="0.878cm" svg:x="13.198cm" svg:y="3.54cm">
          <draw:text-box>
            <text:p>...</text:p>
          </draw:text-box>
        </draw:frame>
        <draw:custom-shape draw:style-name="gr15" draw:text-style-name="P2" draw:layer="layout" svg:width="0.381cm" svg:height="7.239cm" draw:transform="rotate (-1.5707963267949) translate (14.843cm 3.032cm)">
          <text:p/>
          <draw:enhanced-geometry svg:viewBox="0 0 21600 21600" draw:glue-points="21600 0 0 10800 21600 21600" draw:text-areas="13800 ?f9 21600 ?f10" draw:mirror-horizontal="false" draw:mirror-vertical="false" draw:type="left-brace" draw:modifiers="826.4525271610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5" draw:layer="layout" svg:width="1.467cm" svg:height="0.721cm" svg:x="10.836cm" svg:y="2.311cm">
          <draw:text-box>
            <text:p><text:span text:style-name="T1">16</text:span></text:p>
          </draw:text-box>
        </draw:frame>
        <draw:custom-shape draw:style-name="gr10" draw:text-style-name="P6" xml:id="id11" draw:id="id11" draw:layer="layout" svg:width="0.254cm" svg:height="0.254cm" svg:x="11.66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1.795cm" svg:y1="4.556cm" svg:x2="11.795cm" svg:y2="6.334cm" draw:start-shape="id10" draw:start-glue-point="2" draw:end-shape="id11" draw:end-glue-point="4" svg:d="M11795 4556v1778" svg:viewBox="0 0 1 1779">
          <text:p/>
        </draw:connector>
        <draw:connector draw:style-name="gr2" draw:text-style-name="P2" draw:layer="layout" svg:x1="11.795cm" svg:y1="6.588cm" svg:x2="11.795cm" svg:y2="8.62cm" draw:start-shape="id11" draw:start-glue-point="8" draw:end-shape="id9" draw:end-glue-point="0" svg:d="M11795 6588v2032" svg:viewBox="0 0 1 2033">
          <text:p/>
        </draw:connector>
        <draw:line draw:style-name="gr6" draw:text-style-name="P2" draw:layer="layout" svg:x1="11.795cm" svg:y1="6.461cm" svg:x2="13.192cm" svg:y2="6.461cm">
          <text:p/>
        </draw:line>
        <draw:frame draw:style-name="gr7" draw:text-style-name="P4" draw:layer="layout" svg:width="1.137cm" svg:height="0.878cm" svg:x="13.192cm" svg:y="5.953cm">
          <draw:text-box>
            <text:p>...</text:p>
          </draw:text-box>
        </draw:frame>
        <draw:line draw:style-name="gr5" draw:text-style-name="P2" draw:layer="layout" svg:x1="14.335cm" svg:y1="6.461cm" svg:x2="19.542cm" svg:y2="6.461cm">
          <text:p/>
        </draw:line>
        <draw:line draw:style-name="gr2" draw:text-style-name="P2" draw:layer="layout" svg:x1="19.542cm" svg:y1="6.461cm" svg:x2="19.542cm" svg:y2="8.6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4T16:10:28.085000000</meta:creation-date>
    <meta:editing-duration>PT17M46S</meta:editing-duration>
    <meta:editing-cycles>25</meta:editing-cycles>
    <meta:generator>LibreOffice/6.3.4.2$Windows_X86_64 LibreOffice_project/60da17e045e08f1793c57c00ba83cdfce946d0aa</meta:generator>
    <dc:title>A4_Landscape</dc:title>
    <dc:date>2020-01-24T16:52:08.024000000</dc:date>
    <meta:document-statistic meta:object-count="46"/>
    <meta:template xlink:type="simple" xlink:actuate="onRequest" xlink:title="A4_Landscape" xlink:href="../../AppData/Roaming/LibreOffice/4/user/template/A4_Landscape.otg" meta:date="2020-01-24T16:10:27.922000000"/>
  </office:meta>
</office:document-meta>
</file>